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lockSource.exi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ource.getInputStrea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lockSource.BlockSource( String location , Logger log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